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c89a" officeooo:paragraph-rsid="000dc89a" style:font-weight-asian="bold" style:font-weight-complex="bold"/>
    </style:style>
    <style:style style:name="P2" style:family="paragraph" style:parent-style-name="Standard">
      <style:text-properties officeooo:rsid="000fa4e8" officeooo:paragraph-rsid="000fa4e8" fo:background-color="#fff5ce"/>
    </style:style>
    <style:style style:name="P3" style:family="paragraph" style:parent-style-name="Standard">
      <style:text-properties fo:background-color="#fff5ce"/>
    </style:style>
    <style:style style:name="T1" style:family="text">
      <style:text-properties fo:background-color="#fff5ce" loext:char-shading-value="0"/>
    </style:style>
    <style:style style:name="T2" style:family="text">
      <style:text-properties fo:background-color="#fff5ce" loext:char-shading-value="0"/>
    </style:style>
    <style:style style:name="T3" style:family="text">
      <style:text-properties officeooo:rsid="001239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H TOPOLOGY</text:p>
      <text:p text:style-name="P2">ns3-&gt; src-&gt;examples-&gt;mesh.cc <text:s/><text:span text:style-name="T3">just <text:s/>run in trerminal there is no neend of net anim for mesh topology ... <text:s/>only 6 dots will appear .</text:span></text:p>
      <text:p text:style-name="P2"/>
      <text:p text:style-name="Standard"/>
      <text:p text:style-name="Standard">/* -*- Mode:C++; c-file-style:"gnu"; indent-tabs-mode:nil; -*- */</text:p>
      <text:p text:style-name="Standard">/*</text:p>
      <text:p text:style-name="Standard"><text:s/>* Copyright (c) 2008,2009 IITP RAS</text:p>
      <text:p text:style-name="Standard"><text:s/>*</text:p>
      <text:p text:style-name="Standard"><text:s/>* This program is free software; you can redistribute it and/or modify</text:p>
      <text:p text:style-name="Standard"><text:s/>* it under the terms of the GNU General Public License version 2 as</text:p>
      <text:p text:style-name="Standard"><text:s/>* published by the Free Software Foundation;</text:p>
      <text:p text:style-name="Standard"><text:s/>*</text:p>
      <text:p text:style-name="Standard"><text:s/>* This program is distributed in the hope that it will be useful,</text:p>
      <text:p text:style-name="Standard"><text:s/>* but WITHOUT ANY WARRANTY; without even the implied warranty of</text:p>
      <text:p text:style-name="Standard"><text:s/>* MERCHANTABILITY or FITNESS FOR A PARTICULAR PURPOSE. <text:s/>See the</text:p>
      <text:p text:style-name="Standard"><text:s/>* GNU General Public License for more details.</text:p>
      <text:p text:style-name="Standard"><text:s/>*</text:p>
      <text:p text:style-name="Standard"><text:s/>* You should have received a copy of the GNU General Public License</text:p>
      <text:p text:style-name="Standard"><text:s/>* along with this program; if not, write to the Free Software</text:p>
      <text:p text:style-name="Standard"><text:s/>* Foundation, Inc., 59 Temple Place, Suite 330, Boston, MA <text:s/>02111-1307 <text:s/>USA</text:p>
      <text:p text:style-name="Standard"><text:s/>*</text:p>
      <text:p text:style-name="Standard"><text:s/>* Author: Kirill Andreev &lt;andreev@iitp.ru&gt;</text:p>
      <text:p text:style-name="Standard"><text:s/>*</text:p>
      <text:p text:style-name="Standard"><text:s/>*</text:p>
      <text:p text:style-name="Standard"><text:s/>* By default this script creates m_xSize * m_ySize square grid topology with</text:p>
      <text:p text:style-name="Standard"><text:s/>* IEEE802.11s stack installed at each node with peering management</text:p>
      <text:p text:style-name="Standard"><text:s/>* and HWMP protocol.</text:p>
      <text:p text:style-name="Standard"><text:s/>* The side of the square cell is defined by m_step parameter.</text:p>
      <text:p text:style-name="Standard"><text:s/>* When topology is created, UDP ping is installed to opposite corners</text:p>
      <text:p text:style-name="Standard"><text:s/>* by diagonals. packet size of the UDP ping and interval between two</text:p>
      <text:p text:style-name="Standard"><text:s/>* successive packets is configurable.</text:p>
      <text:p text:style-name="Standard"><text:s/>* </text:p>
      <text:p text:style-name="Standard"><text:s/>* <text:s/>m_xSize * step</text:p>
      <text:p text:style-name="Standard"><text:s/>* <text:s/>|&lt;---------&gt;|</text:p>
      <text:p text:style-name="Standard"><text:s/>* <text:s text:c="2"/>step</text:p>
      <text:p text:style-name="Standard"><text:s/>* <text:s/>|&lt;---&gt;|</text:p>
      <text:p text:style-name="Standard"><text:s/>* <text:s/>* --- * --- * &lt;---Ping sink <text:s/>_</text:p>
      <text:p text:style-name="Standard"><text:s/>* <text:s/>| \ <text:s text:c="2"/>| <text:s text:c="2"/>/ | <text:s text:c="15"/>^</text:p>
      <text:p text:style-name="Standard"><text:s/>* <text:s/>| <text:s text:c="2"/>\ | / <text:s text:c="2"/>| <text:s text:c="15"/>|</text:p>
      <text:p text:style-name="Standard"><text:s/>* <text:s/>* --- * --- * m_ySize * step |</text:p>
      <text:p text:style-name="Standard"><text:s/>* <text:s/>| <text:s text:c="2"/>/ | \ <text:s text:c="2"/>| <text:s text:c="15"/>|</text:p>
      <text:p text:style-name="Standard"><text:s/>* <text:s/>| / <text:s text:c="2"/>| <text:s text:c="2"/>\ | <text:s text:c="15"/>|</text:p>
      <text:p text:style-name="Standard"><text:s/>* <text:s/>* --- * --- * <text:s text:c="15"/>_</text:p>
      <text:p text:style-name="Standard"><text:s/>* <text:s/>^ Ping source</text:p>
      <text:p text:style-name="Standard"><text:s/>*</text:p>
      <text:p text:style-name="Standard"><text:s/>* <text:s/>See also MeshTest::Configure to read more about configurable</text:p>
      <text:p text:style-name="Standard"><text:s/>* <text:s/>parameters.</text:p>
      <text:p text:style-name="Standard"><text:s/>*/</text:p>
      <text:p text:style-name="Standard"/>
      <text:p text:style-name="Standard">#include &lt;iostream&gt;</text:p>
      <text:p text:style-name="Standard">#include &lt;sstream&gt;</text:p>
      <text:p text:style-name="Standard"><text:soft-page-break/>#include &lt;fstream&gt;</text:p>
      <text:p text:style-name="Standard">#include "ns3/core-module.h"</text:p>
      <text:p text:style-name="Standard">#include "ns3/internet-module.h"</text:p>
      <text:p text:style-name="Standard">#include "ns3/network-module.h"</text:p>
      <text:p text:style-name="Standard">#include "ns3/applications-module.h"</text:p>
      <text:p text:style-name="Standard">#include "ns3/mesh-module.h"</text:p>
      <text:p text:style-name="Standard">#include "ns3/mobility-module.h"</text:p>
      <text:p text:style-name="Standard">#include "ns3/mesh-helper.h"</text:p>
      <text:p text:style-name="Standard">#include "ns3/yans-wifi-helper.h"</text:p>
      <text:p text:style-name="Standard"/>
      <text:p text:style-name="Standard">using namespace ns3;</text:p>
      <text:p text:style-name="Standard"/>
      <text:p text:style-name="Standard">NS_LOG_COMPONENT_DEFINE ("TestMeshScript");</text:p>
      <text:p text:style-name="Standard"/>
      <text:p text:style-name="Standard">/**</text:p>
      <text:p text:style-name="Standard"><text:s/>* \ingroup mesh</text:p>
      <text:p text:style-name="Standard"><text:s/>* \brief MeshTest class</text:p>
      <text:p text:style-name="Standard"><text:s/>*/</text:p>
      <text:p text:style-name="Standard">class MeshTest</text:p>
      <text:p text:style-name="Standard">{</text:p>
      <text:p text:style-name="Standard">public:</text:p>
      <text:p text:style-name="Standard"><text:s text:c="2"/>/// Init test</text:p>
      <text:p text:style-name="Standard"><text:s text:c="2"/>MeshTest ();</text:p>
      <text:p text:style-name="Standard"><text:s text:c="2"/>/**</text:p>
      <text:p text:style-name="Standard"><text:s text:c="3"/>* Configure test from command line arguments</text:p>
      <text:p text:style-name="Standard"><text:s text:c="3"/>*</text:p>
      <text:p text:style-name="Standard"><text:s text:c="3"/>* \param argc command line argument count</text:p>
      <text:p text:style-name="Standard"><text:s text:c="3"/>* \param argv command line arguments</text:p>
      <text:p text:style-name="Standard"><text:s text:c="3"/>*/</text:p>
      <text:p text:style-name="Standard"><text:s text:c="2"/>void Configure (int argc, char ** argv);</text:p>
      <text:p text:style-name="Standard"><text:s text:c="2"/>/**</text:p>
      <text:p text:style-name="Standard"><text:s text:c="3"/>* Run test</text:p>
      <text:p text:style-name="Standard"><text:s text:c="3"/>* \returns the test status</text:p>
      <text:p text:style-name="Standard"><text:s text:c="3"/>*/</text:p>
      <text:p text:style-name="Standard"><text:s text:c="2"/>int Run ();</text:p>
      <text:p text:style-name="Standard">private:</text:p>
      <text:p text:style-name="Standard"><text:s text:c="2"/>int <text:s text:c="6"/>m_xSize; ///&lt; X size</text:p>
      <text:p text:style-name="Standard"><text:s text:c="2"/>int <text:s text:c="6"/>m_ySize; ///&lt; Y size</text:p>
      <text:p text:style-name="Standard"><text:s text:c="2"/>double <text:s text:c="3"/>m_step; ///&lt; step</text:p>
      <text:p text:style-name="Standard"><text:s text:c="2"/>double <text:s text:c="3"/>m_randomStart; ///&lt; random start</text:p>
      <text:p text:style-name="Standard"><text:s text:c="2"/>double <text:s text:c="3"/>m_totalTime; ///&lt; total time</text:p>
      <text:p text:style-name="Standard"><text:s text:c="2"/>double <text:s text:c="3"/>m_packetInterval; ///&lt; packet interval</text:p>
      <text:p text:style-name="Standard"><text:s text:c="2"/>uint16_t <text:s/>m_packetSize; ///&lt; packet size</text:p>
      <text:p text:style-name="Standard"><text:s text:c="2"/>uint32_t <text:s/>m_nIfaces; ///&lt; number interfaces</text:p>
      <text:p text:style-name="Standard"><text:s text:c="2"/>bool <text:s text:c="5"/>m_chan; ///&lt; channel</text:p>
      <text:p text:style-name="Standard"><text:s text:c="2"/>bool <text:s text:c="5"/>m_pcap; ///&lt; PCAP</text:p>
      <text:p text:style-name="Standard"><text:s text:c="2"/>bool <text:s text:c="5"/>m_ascii; ///&lt; ASCII</text:p>
      <text:p text:style-name="Standard"><text:s text:c="2"/>std::string m_stack; ///&lt; stack</text:p>
      <text:p text:style-name="Standard"><text:s text:c="2"/>std::string m_root; ///&lt; root</text:p>
      <text:p text:style-name="Standard"><text:s text:c="2"/>/// List of network nodes</text:p>
      <text:p text:style-name="Standard"><text:s text:c="2"/>NodeContainer nodes;</text:p>
      <text:p text:style-name="Standard"><text:s text:c="2"/>/// List of all mesh point devices</text:p>
      <text:p text:style-name="Standard"><text:soft-page-break/><text:s text:c="2"/>NetDeviceContainer meshDevices;</text:p>
      <text:p text:style-name="Standard"><text:s text:c="2"/>/// Addresses of interfaces:</text:p>
      <text:p text:style-name="Standard"><text:s text:c="2"/>Ipv4InterfaceContainer interfaces;</text:p>
      <text:p text:style-name="Standard"><text:s text:c="2"/>/// MeshHelper. Report is not static methods</text:p>
      <text:p text:style-name="Standard"><text:s text:c="2"/>MeshHelper mesh;</text:p>
      <text:p text:style-name="Standard">private:</text:p>
      <text:p text:style-name="Standard"><text:s text:c="2"/>/// Create nodes and setup their mobility</text:p>
      <text:p text:style-name="Standard"><text:s text:c="2"/>void CreateNodes ();</text:p>
      <text:p text:style-name="Standard"><text:s text:c="2"/>/// Install internet m_stack on nodes</text:p>
      <text:p text:style-name="Standard"><text:s text:c="2"/>void InstallInternetStack ();</text:p>
      <text:p text:style-name="Standard"><text:s text:c="2"/>/// Install applications</text:p>
      <text:p text:style-name="Standard"><text:s text:c="2"/>void InstallApplication ();</text:p>
      <text:p text:style-name="Standard"><text:s text:c="2"/>/// Print mesh devices diagnostics</text:p>
      <text:p text:style-name="Standard"><text:s text:c="2"/>void Report ();</text:p>
      <text:p text:style-name="Standard">};</text:p>
      <text:p text:style-name="Standard">MeshTest::MeshTest () :</text:p>
      <text:p text:style-name="Standard"><text:s text:c="2"/>m_xSize (3),</text:p>
      <text:p text:style-name="Standard"><text:s text:c="2"/>m_ySize (3),</text:p>
      <text:p text:style-name="Standard"><text:s text:c="2"/>m_step (100.0),</text:p>
      <text:p text:style-name="Standard"><text:s text:c="2"/>m_randomStart (0.1),</text:p>
      <text:p text:style-name="Standard"><text:s text:c="2"/>m_totalTime (100.0),</text:p>
      <text:p text:style-name="Standard"><text:s text:c="2"/>m_packetInterval (0.1),</text:p>
      <text:p text:style-name="Standard"><text:s text:c="2"/>m_packetSize (1024),</text:p>
      <text:p text:style-name="Standard"><text:s text:c="2"/>m_nIfaces (1),</text:p>
      <text:p text:style-name="Standard"><text:s text:c="2"/>m_chan (true),</text:p>
      <text:p text:style-name="Standard"><text:s text:c="2"/>m_pcap (false),</text:p>
      <text:p text:style-name="Standard"><text:s text:c="2"/>m_ascii (false),</text:p>
      <text:p text:style-name="Standard"><text:s text:c="2"/>m_stack ("ns3::Dot11sStack"),</text:p>
      <text:p text:style-name="Standard"><text:s text:c="2"/>m_root ("ff:ff:ff:ff:ff:ff")</text:p>
      <text:p text:style-name="Standard">{</text:p>
      <text:p text:style-name="Standard">}</text:p>
      <text:p text:style-name="Standard">void</text:p>
      <text:p text:style-name="Standard">MeshTest::Configure (int argc, char *argv[])</text:p>
      <text:p text:style-name="Standard">{</text:p>
      <text:p text:style-name="Standard"><text:s text:c="2"/>CommandLine cmd (__FILE__);</text:p>
      <text:p text:style-name="Standard"><text:s text:c="2"/>cmd.AddValue ("x-size", "Number of nodes in a row grid", m_xSize);</text:p>
      <text:p text:style-name="Standard"><text:s text:c="2"/>cmd.AddValue ("y-size", "Number of rows in a grid", m_ySize);</text:p>
      <text:p text:style-name="Standard"><text:s text:c="2"/>cmd.AddValue ("step", <text:s text:c="2"/>"Size of edge in our grid (meters)", m_step);</text:p>
      <text:p text:style-name="Standard"><text:s text:c="2"/>// Avoid starting all mesh nodes at the same time (beacons may collide)</text:p>
      <text:p text:style-name="Standard"><text:s text:c="2"/>cmd.AddValue ("start", <text:s/>"Maximum random start delay for beacon jitter (sec)", m_randomStart);</text:p>
      <text:p text:style-name="Standard"><text:s text:c="2"/>cmd.AddValue ("time", <text:s/>"Simulation time (sec)", m_totalTime);</text:p>
      <text:p text:style-name="Standard"><text:s text:c="2"/>cmd.AddValue ("packet-interval", <text:s/>"Interval between packets in UDP ping (sec)", m_packetInterval);</text:p>
      <text:p text:style-name="Standard"><text:s text:c="2"/>cmd.AddValue ("packet-size", <text:s/>"Size of packets in UDP ping (bytes)", m_packetSize);</text:p>
      <text:p text:style-name="Standard"><text:s text:c="2"/>cmd.AddValue ("interfaces", "Number of radio interfaces used by each mesh point", m_nIfaces);</text:p>
      <text:p text:style-name="Standard"><text:s text:c="2"/>cmd.AddValue ("channels", <text:s text:c="2"/>"Use different frequency channels for different interfaces", m_chan);</text:p>
      <text:p text:style-name="Standard"><text:s text:c="2"/>cmd.AddValue ("pcap", <text:s text:c="2"/>"Enable PCAP traces on interfaces", m_pcap);</text:p>
      <text:p text:style-name="Standard"><text:s text:c="2"/>cmd.AddValue ("ascii", <text:s text:c="2"/>"Enable Ascii traces on interfaces", m_ascii);</text:p>
      <text:p text:style-name="Standard"><text:s text:c="2"/>cmd.AddValue ("stack", <text:s/>"Type of protocol stack. ns3::Dot11sStack by default", m_stack);</text:p>
      <text:p text:style-name="Standard"><text:s text:c="2"/>cmd.AddValue ("root", "Mac address of root mesh point in HWMP", m_root);</text:p>
      <text:p text:style-name="Standard"/>
      <text:p text:style-name="Standard"><text:s text:c="2"/>cmd.Parse (argc, argv);</text:p>
      <text:p text:style-name="Standard"><text:soft-page-break/><text:s text:c="2"/>NS_LOG_DEBUG ("Grid:" &lt;&lt; m_xSize &lt;&lt; "*" &lt;&lt; m_ySize);</text:p>
      <text:p text:style-name="Standard"><text:s text:c="2"/>NS_LOG_DEBUG ("Simulation time: " &lt;&lt; m_totalTime &lt;&lt; " s");</text:p>
      <text:p text:style-name="Standard"><text:s text:c="2"/>if (m_ascii)</text:p>
      <text:p text:style-name="Standard"><text:s text:c="4"/>{</text:p>
      <text:p text:style-name="Standard"><text:s text:c="6"/>PacketMetadata::Enable ();</text:p>
      <text:p text:style-name="Standard"><text:s text:c="4"/>}</text:p>
      <text:p text:style-name="Standard">}</text:p>
      <text:p text:style-name="Standard">void</text:p>
      <text:p text:style-name="Standard">MeshTest::CreateNodes ()</text:p>
      <text:p text:style-name="Standard">{ </text:p>
      <text:p text:style-name="Standard"><text:s text:c="2"/>/*</text:p>
      <text:p text:style-name="Standard"><text:s text:c="3"/>* Create m_ySize*m_xSize stations to form a grid topology</text:p>
      <text:p text:style-name="Standard"><text:s text:c="3"/>*/</text:p>
      <text:p text:style-name="Standard"><text:s text:c="2"/>nodes.Create (m_ySize*m_xSize);</text:p>
      <text:p text:style-name="Standard"><text:s text:c="2"/>// Configure YansWifiChannel</text:p>
      <text:p text:style-name="Standard"><text:s text:c="2"/>YansWifiPhyHelper wifiPhy;</text:p>
      <text:p text:style-name="Standard"><text:s text:c="2"/>YansWifiChannelHelper wifiChannel = YansWifiChannelHelper::Default ();</text:p>
      <text:p text:style-name="Standard"><text:s text:c="2"/>wifiPhy.SetChannel (wifiChannel.Create ());</text:p>
      <text:p text:style-name="Standard"><text:s text:c="2"/>/*</text:p>
      <text:p text:style-name="Standard"><text:s text:c="3"/>* Create mesh helper and set stack installer to it</text:p>
      <text:p text:style-name="Standard"><text:s text:c="3"/>* Stack installer creates all needed protocols and install them to</text:p>
      <text:p text:style-name="Standard"><text:s text:c="3"/>* mesh point device</text:p>
      <text:p text:style-name="Standard"><text:s text:c="3"/>*/</text:p>
      <text:p text:style-name="Standard"><text:s text:c="2"/>mesh = MeshHelper::Default ();</text:p>
      <text:p text:style-name="Standard"><text:s text:c="2"/>if (!Mac48Address (m_root.c_str ()).IsBroadcast ())</text:p>
      <text:p text:style-name="Standard"><text:s text:c="4"/>{</text:p>
      <text:p text:style-name="Standard"><text:s text:c="6"/>mesh.SetStackInstaller (m_stack, "Root", Mac48AddressValue (Mac48Address (m_root.c_str ())));</text:p>
      <text:p text:style-name="Standard"><text:s text:c="4"/>}</text:p>
      <text:p text:style-name="Standard"><text:s text:c="2"/>else</text:p>
      <text:p text:style-name="Standard"><text:s text:c="4"/>{</text:p>
      <text:p text:style-name="Standard"><text:s text:c="6"/>//If root is not set, we do not use "Root" attribute, because it</text:p>
      <text:p text:style-name="Standard"><text:s text:c="6"/>//is specified only for 11s</text:p>
      <text:p text:style-name="Standard"><text:s text:c="6"/>mesh.SetStackInstaller (m_stack);</text:p>
      <text:p text:style-name="Standard"><text:s text:c="4"/>}</text:p>
      <text:p text:style-name="Standard"><text:s text:c="2"/>if (m_chan)</text:p>
      <text:p text:style-name="Standard"><text:s text:c="4"/>{</text:p>
      <text:p text:style-name="Standard"><text:s text:c="6"/>mesh.SetSpreadInterfaceChannels (MeshHelper::SPREAD_CHANNELS);</text:p>
      <text:p text:style-name="Standard"><text:s text:c="4"/>}</text:p>
      <text:p text:style-name="Standard"><text:s text:c="2"/>else</text:p>
      <text:p text:style-name="Standard"><text:s text:c="4"/>{</text:p>
      <text:p text:style-name="Standard"><text:s text:c="6"/>mesh.SetSpreadInterfaceChannels (MeshHelper::ZERO_CHANNEL);</text:p>
      <text:p text:style-name="Standard"><text:s text:c="4"/>}</text:p>
      <text:p text:style-name="Standard"><text:s text:c="2"/>mesh.SetMacType ("RandomStart", TimeValue (Seconds (m_randomStart)));</text:p>
      <text:p text:style-name="Standard"><text:s text:c="2"/>// Set number of interfaces - default is single-interface mesh point</text:p>
      <text:p text:style-name="Standard"><text:s text:c="2"/>mesh.SetNumberOfInterfaces (m_nIfaces);</text:p>
      <text:p text:style-name="Standard"><text:s text:c="2"/>// Install protocols and return container if MeshPointDevices</text:p>
      <text:p text:style-name="Standard"><text:s text:c="2"/>meshDevices = mesh.Install (wifiPhy, nodes);</text:p>
      <text:p text:style-name="Standard"><text:s text:c="2"/>// Setup mobility - static grid topology</text:p>
      <text:p text:style-name="Standard"><text:s text:c="2"/>MobilityHelper mobility;</text:p>
      <text:p text:style-name="Standard"><text:s text:c="2"/>mobility.SetPositionAllocator ("ns3::GridPositionAllocator",</text:p>
      <text:p text:style-name="Standard"><text:s text:c="33"/>"MinX", DoubleValue (0.0),</text:p>
      <text:p text:style-name="Standard"><text:soft-page-break/><text:s text:c="33"/>"MinY", DoubleValue (0.0),</text:p>
      <text:p text:style-name="Standard"><text:s text:c="33"/>"DeltaX", DoubleValue (m_step),</text:p>
      <text:p text:style-name="Standard"><text:s text:c="33"/>"DeltaY", DoubleValue (m_step),</text:p>
      <text:p text:style-name="Standard"><text:s text:c="33"/>"GridWidth", UintegerValue (m_xSize),</text:p>
      <text:p text:style-name="Standard"><text:s text:c="33"/>"LayoutType", StringValue ("RowFirst"));</text:p>
      <text:p text:style-name="Standard"><text:s text:c="2"/>mobility.SetMobilityModel ("ns3::ConstantPositionMobilityModel");</text:p>
      <text:p text:style-name="Standard"><text:s text:c="2"/>mobility.Install (nodes);</text:p>
      <text:p text:style-name="Standard"><text:s text:c="2"/>if (m_pcap)</text:p>
      <text:p text:style-name="Standard"><text:s text:c="4"/>wifiPhy.EnablePcapAll (std::string ("mp-"));</text:p>
      <text:p text:style-name="Standard"><text:s text:c="2"/>if (m_ascii)</text:p>
      <text:p text:style-name="Standard"><text:s text:c="4"/>{</text:p>
      <text:p text:style-name="Standard"><text:s text:c="6"/>AsciiTraceHelper ascii;</text:p>
      <text:p text:style-name="Standard"><text:s text:c="6"/>wifiPhy.EnableAsciiAll (ascii.CreateFileStream ("mesh.tr"));</text:p>
      <text:p text:style-name="Standard"><text:s text:c="4"/>}</text:p>
      <text:p text:style-name="Standard">}</text:p>
      <text:p text:style-name="Standard">void</text:p>
      <text:p text:style-name="Standard">MeshTest::InstallInternetStack ()</text:p>
      <text:p text:style-name="Standard">{</text:p>
      <text:p text:style-name="Standard"><text:s text:c="2"/>InternetStackHelper internetStack;</text:p>
      <text:p text:style-name="Standard"><text:s text:c="2"/>internetStack.Install (nodes);</text:p>
      <text:p text:style-name="Standard"><text:s text:c="2"/>Ipv4AddressHelper address;</text:p>
      <text:p text:style-name="Standard"><text:s text:c="2"/>address.SetBase ("10.1.1.0", "255.255.255.0");</text:p>
      <text:p text:style-name="Standard"><text:s text:c="2"/>interfaces = address.Assign (meshDevices);</text:p>
      <text:p text:style-name="Standard">}</text:p>
      <text:p text:style-name="Standard">void</text:p>
      <text:p text:style-name="Standard">MeshTest::InstallApplication ()</text:p>
      <text:p text:style-name="Standard">{</text:p>
      <text:p text:style-name="Standard"><text:s text:c="2"/>UdpEchoServerHelper echoServer (9);</text:p>
      <text:p text:style-name="Standard"><text:s text:c="2"/>ApplicationContainer serverApps = echoServer.Install (nodes.Get (0));</text:p>
      <text:p text:style-name="Standard"><text:s text:c="2"/>serverApps.Start (Seconds (0.0));</text:p>
      <text:p text:style-name="Standard"><text:s text:c="2"/>serverApps.Stop (Seconds (m_totalTime));</text:p>
      <text:p text:style-name="Standard"><text:s text:c="2"/>UdpEchoClientHelper echoClient (interfaces.GetAddress (0), 9);</text:p>
      <text:p text:style-name="Standard"><text:s text:c="2"/>echoClient.SetAttribute ("MaxPackets", UintegerValue ((uint32_t)(m_totalTime*(1/m_packetInterval))));</text:p>
      <text:p text:style-name="Standard"><text:s text:c="2"/>echoClient.SetAttribute ("Interval", TimeValue (Seconds (m_packetInterval)));</text:p>
      <text:p text:style-name="Standard"><text:s text:c="2"/>echoClient.SetAttribute ("PacketSize", UintegerValue (m_packetSize));</text:p>
      <text:p text:style-name="Standard"><text:s text:c="2"/>ApplicationContainer clientApps = echoClient.Install (nodes.Get (m_xSize*m_ySize-1));</text:p>
      <text:p text:style-name="Standard"><text:s text:c="2"/>clientApps.Start (Seconds (0.0));</text:p>
      <text:p text:style-name="Standard"><text:s text:c="2"/>clientApps.Stop (Seconds (m_totalTime));</text:p>
      <text:p text:style-name="Standard">}</text:p>
      <text:p text:style-name="Standard">int</text:p>
      <text:p text:style-name="Standard">MeshTest::Run ()</text:p>
      <text:p text:style-name="Standard">{</text:p>
      <text:p text:style-name="Standard"><text:s text:c="2"/>CreateNodes ();</text:p>
      <text:p text:style-name="Standard"><text:s text:c="2"/>InstallInternetStack ();</text:p>
      <text:p text:style-name="Standard"><text:s text:c="2"/>InstallApplication ();</text:p>
      <text:p text:style-name="Standard"><text:s text:c="2"/>Simulator::Schedule (Seconds (m_totalTime), &amp;MeshTest::Report, this);</text:p>
      <text:p text:style-name="Standard"><text:s text:c="2"/>Simulator::Stop (Seconds (m_totalTime));</text:p>
      <text:p text:style-name="Standard"><text:s text:c="2"/>Simulator::Run ();</text:p>
      <text:p text:style-name="Standard"><text:s text:c="2"/>Simulator::Destroy ();</text:p>
      <text:p text:style-name="Standard"><text:s text:c="2"/>return 0;</text:p>
      <text:p text:style-name="Standard">}</text:p>
      <text:p text:style-name="Standard"><text:soft-page-break/>void</text:p>
      <text:p text:style-name="Standard">MeshTest::Report ()</text:p>
      <text:p text:style-name="Standard">{</text:p>
      <text:p text:style-name="Standard"><text:s text:c="2"/>unsigned n (0);</text:p>
      <text:p text:style-name="Standard"><text:s text:c="2"/>for (NetDeviceContainer::Iterator i = meshDevices.Begin (); i != meshDevices.End (); ++i, ++n)</text:p>
      <text:p text:style-name="Standard"><text:s text:c="4"/>{</text:p>
      <text:p text:style-name="Standard"><text:s text:c="6"/>std::ostringstream os;</text:p>
      <text:p text:style-name="Standard"><text:s text:c="6"/>os &lt;&lt; "mp-report-" &lt;&lt; n &lt;&lt; ".xml";</text:p>
      <text:p text:style-name="Standard"><text:s text:c="6"/>std::cerr &lt;&lt; "Printing mesh point device #" &lt;&lt; n &lt;&lt; " diagnostics to " &lt;&lt; os.str () &lt;&lt; "\n";</text:p>
      <text:p text:style-name="Standard"><text:s text:c="6"/>std::ofstream of;</text:p>
      <text:p text:style-name="Standard"><text:s text:c="6"/>of.open (os.str ().c_str ());</text:p>
      <text:p text:style-name="Standard"><text:s text:c="6"/>if (!of.is_open ())</text:p>
      <text:p text:style-name="Standard"><text:s text:c="8"/>{</text:p>
      <text:p text:style-name="Standard"><text:s text:c="10"/>std::cerr &lt;&lt; "Error: Can't open file " &lt;&lt; os.str () &lt;&lt; "\n";</text:p>
      <text:p text:style-name="Standard"><text:s text:c="10"/>return;</text:p>
      <text:p text:style-name="Standard"><text:s text:c="8"/>}</text:p>
      <text:p text:style-name="Standard"><text:s text:c="6"/>mesh.Report (*i, of);</text:p>
      <text:p text:style-name="Standard"><text:s text:c="6"/>of.close ();</text:p>
      <text:p text:style-name="Standard"><text:s text:c="4"/>}</text:p>
      <text:p text:style-name="Standard">}</text:p>
      <text:p text:style-name="Standard">int</text:p>
      <text:p text:style-name="Standard">main (int argc, char *argv[])</text:p>
      <text:p text:style-name="Standard">{</text:p>
      <text:p text:style-name="Standard"><text:s text:c="2"/>MeshTest t; </text:p>
      <text:p text:style-name="Standard"><text:s text:c="2"/>t.Configure (argc, argv);</text:p>
      <text:p text:style-name="Standard"><text:s text:c="2"/>return t.Run (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0:37:44.096358693</meta:creation-date>
    <dc:date>2023-06-20T11:35:49.993189987</dc:date>
    <meta:editing-duration>PT11M1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6" meta:paragraph-count="276" meta:word-count="1112" meta:character-count="9004" meta:non-whitespace-character-count="7278"/>
  </office:meta>
</office:document-meta>
</file>